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Table104" style:family="table">
      <style:table-properties style:width="2.091in" fo:margin-left="0in" table:align="left"/>
    </style:style>
    <style:style style:name="Table104.A" style:family="table-column">
      <style:table-column-properties style:column-width="0.3125in"/>
    </style:style>
    <style:style style:name="Table104.B" style:family="table-column">
      <style:table-column-properties style:column-width="1.7785in"/>
    </style:style>
    <style:style style:name="Table104.A1" style:family="table-cell">
      <style:table-cell-properties fo:padding="0.0382in" fo:border="none"/>
    </style:style>
    <style:style style:name="Table105" style:family="table">
      <style:table-properties style:width="1.9319in" table:align="margins"/>
    </style:style>
    <style:style style:name="Table105.A" style:family="table-column">
      <style:table-column-properties style:column-width="0.3125in" style:rel-column-width="10604*"/>
    </style:style>
    <style:style style:name="Table105.B" style:family="table-column">
      <style:table-column-properties style:column-width="1.6194in" style:rel-column-width="54931*"/>
    </style:style>
    <style:style style:name="Table105.A1" style:family="table-cell">
      <style:table-cell-properties fo:padding="0.0382in" fo:border="none"/>
    </style:style>
    <style:style style:name="Table106" style:family="table">
      <style:table-properties style:width="1.2576in" table:align="margins"/>
    </style:style>
    <style:style style:name="Table106.A" style:family="table-column">
      <style:table-column-properties style:column-width="1.2576in" style:rel-column-width="65535*"/>
    </style:style>
    <style:style style:name="Table106.A1" style:family="table-cell">
      <style:table-cell-properties fo:padding="0.0382in" fo:border="none"/>
    </style:style>
    <style:style style:name="Table107" style:family="table">
      <style:table-properties style:width="1.1708in" table:align="margins"/>
    </style:style>
    <style:style style:name="Table107.A" style:family="table-column">
      <style:table-column-properties style:column-width="1.1708in" style:rel-column-width="65535*"/>
    </style:style>
    <style:style style:name="Table107.A1" style:family="table-cell">
      <style:table-cell-properties fo:padding="0.0382in" fo:border="none"/>
    </style:style>
    <style:style style:name="Table108" style:family="table">
      <style:table-properties style:width="1.0299in" table:align="margins"/>
    </style:style>
    <style:style style:name="Table108.A" style:family="table-column">
      <style:table-column-properties style:column-width="1.0299in" style:rel-column-width="65535*"/>
    </style:style>
    <style:style style:name="Table108.A1" style:family="table-cell">
      <style:table-cell-properties fo:padding="0.0382in" fo:border="none"/>
    </style:style>
    <style:style style:name="Table109" style:family="table">
      <style:table-properties style:width="1.5014in" table:align="margins"/>
    </style:style>
    <style:style style:name="Table109.A" style:family="table-column">
      <style:table-column-properties style:column-width="1.5014in" style:rel-column-width="65535*"/>
    </style:style>
    <style:style style:name="Table109.A1" style:family="table-cell">
      <style:table-cell-properties fo:padding="0.0382in" fo:border="none"/>
    </style:style>
    <style:style style:name="P1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2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6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7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8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0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14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16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17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1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852f9" officeooo:paragraph-rsid="001852f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3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4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5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3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37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T1" style:family="text">
      <style:text-properties fo:font-weight="bold" style:font-weight-asian="bold" style:font-name-complex="Tahoma"/>
    </style:style>
    <style:style style:name="T2" style:family="text">
      <style:text-properties fo:language="en" fo:country="ID" fo:font-weight="bold" officeooo:rsid="00019510" style:font-weight-asian="bold" style:font-name-complex="Tahoma"/>
    </style:style>
    <style:style style:name="T3" style:family="text">
      <style:text-properties fo:language="en" fo:country="ID" style:font-name-complex="Tahoma" style:font-weight-complex="bold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officeooo:rsid="00145deb"/>
    </style:style>
    <style:style style:name="T10" style:family="text">
      <style:text-properties officeooo:rsid="001852f9"/>
    </style:style>
    <style:style style:name="T11" style:family="text">
      <style:text-properties officeooo:rsid="00197b9f"/>
    </style:style>
    <style:style style:name="T12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/>Analisis Keterkaitan Ranah Antara SKL, KI, dan KD </text:p>
      <text:p text:style-name="P3"><text:span text:style-name="T1">Mata Pelajaran: </text:span><text:span text:style-name="T2">Teknologi Layanan Jaringan</text:span></text:p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32">KOMPETENSI DASAR PENGETAHUAN </text:p>
              <text:p text:style-name="P32">(KD-3)</text:p>
            </table:table-cell>
            <table:table-cell table:style-name="Table2.A1" table:number-rows-spanned="2" office:value-type="string">
              <text:p text:style-name="P32">KOMPETENSI DASAR KETERAMPILAN </text:p>
              <text:p text:style-name="P32">(KD-4)</text:p>
            </table:table-cell>
            <table:table-cell table:style-name="Table2.A1" office:value-type="string">
              <text:p text:style-name="P36">Analisis KD-3</text:p>
            </table:table-cell>
            <table:table-cell table:style-name="Table2.A1" office:value-type="string">
              <text:p text:style-name="P33">Rekomendasi KD-3</text:p>
            </table:table-cell>
            <table:table-cell table:style-name="Table2.A1" office:value-type="string">
              <text:p text:style-name="P32">Analisis KD-4</text:p>
            </table:table-cell>
            <table:table-cell table:style-name="Table2.A1" office:value-type="string">
              <text:p text:style-name="P33">Rekomendasi KD-4</text:p>
            </table:table-cell>
            <table:table-cell table:style-name="Table2.A1" office:value-type="string">
              <text:p text:style-name="P33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37">Tingkat Dimensi Kognitif dan Bentuk Dimensi Pengetahuan</text:p>
            </table:table-cell>
            <table:table-cell table:style-name="Table2.A1" office:value-type="string">
              <text:p text:style-name="P5"><text:span text:style-name="T3">Kesesuaian Dimensi Kognitif dengan B</text:span><text:span text:style-name="T4">entuk </text:span><text:span text:style-name="T3">Pengetahuan</text:span></text:p>
            </table:table-cell>
            <table:table-cell table:style-name="Table2.A1" office:value-type="string">
              <text:p text:style-name="P34">Bentuk Taksonomi dan Tingkat Taksonomi</text:p>
            </table:table-cell>
            <table:table-cell table:style-name="Table2.A1" office:value-type="string">
              <text:p text:style-name="P5"><text:span text:style-name="T3">Kesetaraan Taksonomi KD-</text:span><text:span text:style-name="T4">dari KI-</text:span><text:span text:style-name="T3">3 dg KD dari KI-4</text:span></text:p>
            </table:table-cell>
            <table:table-cell table:style-name="Table2.A1" office:value-type="string">
              <text:list xml:id="list276697990" text:style-name="WWNum2">
                <text:list-item>
                  <text:p text:style-name="P18"><text:span text:style-name="T3">Ketercapaian Dimensi Kognitif dan B</text:span><text:span text:style-name="T4">entuk </text:span><text:span text:style-name="T3">Pengetahuan semua KD-3 dalam Mata Pelajaran</text:span></text:p>
                </text:list-item>
                <text:list-item>
                  <text:p text:style-name="P19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35">1</text:p>
            </table:table-cell>
            <table:table-cell table:style-name="Table2.A1" office:value-type="string">
              <text:p text:style-name="P35">2</text:p>
            </table:table-cell>
            <table:table-cell table:style-name="Table2.A1" office:value-type="string">
              <text:p text:style-name="P37">3</text:p>
            </table:table-cell>
            <table:table-cell table:style-name="Table2.D3" office:value-type="string">
              <text:p text:style-name="P34">4</text:p>
            </table:table-cell>
            <table:table-cell table:style-name="Table2.A1" office:value-type="string">
              <text:p text:style-name="P35">5</text:p>
            </table:table-cell>
            <table:table-cell table:style-name="Table2.F3" office:value-type="string">
              <text:p text:style-name="P34">6</text:p>
            </table:table-cell>
            <table:table-cell table:style-name="Table2.G3" office:value-type="string">
              <text:p text:style-name="P34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0">3.1</text:p>
                </table:table-cell>
                <table:table-cell table:style-name="Table1.B1" office:value-type="string">
                  <text:p text:style-name="P10">Memahami Ragam Aplikasi Komunikasi Data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0">4.1</text:p>
                </table:table-cell>
                <table:table-cell table:style-name="Table3.A1" office:value-type="string">
                  <text:p text:style-name="P10">Menyajikan Karakteristik ragam aplikasi komunikasi data</text:p>
                </table:table-cell>
              </table:table-row>
            </table:table>
            <text:p text:style-name="P6"/>
            <text:p text:style-name="P6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1">Memahami (C2) 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1">Memahami (C2) sesuai dengan Pengetahuan konseptual</text:p>
                </table:table-cell>
              </table:table-row>
            </table:table>
            <text:p text:style-name="P6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1">Menyaji (P5)</text:p>
                </table:table-cell>
              </table:table-row>
            </table:table>
            <text:p text:style-name="P7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1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12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12"/>
                </table:table-cell>
              </table:table-row>
            </table:table>
            <text:p text:style-name="P6"/>
          </table:table-cell>
          <table:table-cell table:style-name="Table2.G21" table:number-rows-spanned="4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13">3.2</text:p>
                </table:table-cell>
                <table:table-cell table:style-name="Table8.A1" office:value-type="string">
                  <text:p text:style-name="P13">Menganalisis <text:span text:style-name="T9">berbagai standar komunikasi data</text:span>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13">4.2</text:p>
                </table:table-cell>
                <table:table-cell table:style-name="Table9.A1" office:value-type="string">
                  <text:p text:style-name="P13">Menyajikan <text:span text:style-name="T9">berbagai standar komunikasi data</text:span>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14">Menganalisis (C4)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14">Menganalisis <text:span text:style-name="T7">(C4) </text:span>sesuai dengan pengetahuan metakognitif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5">Menyaji (P5)</text:p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5">3.3</text:p>
                </table:table-cell>
                <table:table-cell table:style-name="Table14.A1" office:value-type="string">
                  <text:p text:style-name="P25">Menganalisisproses komunikasi data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5">4.3</text:p>
                </table:table-cell>
                <table:table-cell table:style-name="Table15.A1" office:value-type="string">
                  <text:p text:style-name="P25">Menyajikan hasil analisa proses komunikasi data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5">3.4</text:p>
                </table:table-cell>
                <table:table-cell table:style-name="Table20.A1" office:value-type="string">
                  <text:p text:style-name="P25">Memahami aspek aspek teknologi komunikasi data &amp; suara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5">4.4</text:p>
                </table:table-cell>
                <table:table-cell table:style-name="Table21.A1" office:value-type="string">
                  <text:p text:style-name="P25">Menalar aspek aspek teknologi komunikasi data &amp; suara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><text:soft-page-break/></text:p>
            <text:p text:style-name="P11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5">3.5</text:p>
                </table:table-cell>
                <table:table-cell table:style-name="Table26.A1" office:value-type="string">
                  <text:p text:style-name="P25">Menganalisa kebutuhan telekomunikasi dalam jaringa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5">4.5</text:p>
                </table:table-cell>
                <table:table-cell table:style-name="Table27.A1" office:value-type="string">
                  <text:p text:style-name="P25">Menyajikan hasil analisa kebutuhan telekomunikasi dalam jaringa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5">3.6</text:p>
                </table:table-cell>
                <table:table-cell table:style-name="Table32.A1" office:value-type="string">
                  <text:p text:style-name="P25">Menganalisis kebutuhan beban bandwidth jaringa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5">4.6</text:p>
                </table:table-cell>
                <table:table-cell table:style-name="Table33.A1" office:value-type="string">
                  <text:p text:style-name="P25">Menyajikan hasil analisa kebutuhan beban bandwidth dalam jaringa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6">3.7</text:p>
                </table:table-cell>
                <table:table-cell table:style-name="Table38.A1" office:value-type="string">
                  <text:p text:style-name="P27">Memahai konsep kerja protokoler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7">4.7</text:p>
                </table:table-cell>
                <table:table-cell table:style-name="Table39.A1" office:value-type="string">
                  <text:p text:style-name="P27">Menalar konsep kerja protokoler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6">3.8</text:p>
                </table:table-cell>
                <table:table-cell table:style-name="Table44.A1" office:value-type="string">
                  <text:p text:style-name="P27">Memahami diagram rangkaian operasi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7">4.8</text:p>
                </table:table-cell>
                <table:table-cell table:style-name="Table45.A1" office:value-type="string">
                  <text:p text:style-name="P27">Menalar diagram rangkaian operasi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6">3.9</text:p>
                </table:table-cell>
                <table:table-cell table:style-name="Table50.A1" office:value-type="string">
                  <text:p text:style-name="P27">Memahami bagan dan konsep kerja Server Softswitch berkaitan dengan PBX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7">4.9</text:p>
                </table:table-cell>
                <table:table-cell table:style-name="Table51.A1" office:value-type="string">
                  <text:p text:style-name="P27">Menyajikan bagan dan konsep kerja server softswtich berkaitan dengan PBX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6">3.10</text:p>
                </table:table-cell>
                <table:table-cell table:style-name="Table56.A1" office:value-type="string">
                  <text:p text:style-name="P27">Menjelaskan konfigurasi ekstensi dan dial-plan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7">4.10</text:p>
                </table:table-cell>
                <table:table-cell table:style-name="Table57.A1" office:value-type="string">
                  <text:p text:style-name="P27">Melakukan konfigurasi ekstensi dan dial-plan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6">3.11</text:p>
                </table:table-cell>
                <table:table-cell table:style-name="Table62.A1" office:value-type="string">
                  <text:p text:style-name="P27">Memahami prosedur instalasi server softswitch berbasis session initial protocol (SIP)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7">4.11</text:p>
                </table:table-cell>
                <table:table-cell table:style-name="Table63.A1" office:value-type="string">
                  <text:p text:style-name="P27">Menyajikan hasil instalasi server softswitch berbasis session initial protocol (SIP)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6">3.12</text:p>
                </table:table-cell>
                <table:table-cell table:style-name="Table68.A1" office:value-type="string">
                  <text:p text:style-name="P27">Memahami konfigurasi ekstensi dan dial-plan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7">4.12</text:p>
                </table:table-cell>
                <table:table-cell table:style-name="Table69.A1" office:value-type="string">
                  <text:p text:style-name="P27">Menyajikan konfigurasi ekstensi dan dial-plan server softswitch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6">3.13</text:p>
                </table:table-cell>
                <table:table-cell table:style-name="Table74.A1" office:value-type="string">
                  <text:p text:style-name="P28">Memahami fungsi firewall pada jaringan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8">4.13</text:p>
                </table:table-cell>
                <table:table-cell table:style-name="Table75.A1" office:value-type="string">
                  <text:p text:style-name="P28">Menalar fungsi firewall pada jaringan VoIP 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6">3.14</text:p>
                </table:table-cell>
                <table:table-cell table:style-name="Table80.A1" office:value-type="string">
                  <text:p text:style-name="P29">Memahami prinsip kerja subscriber <text:span text:style-name="T11">internet telepon</text:span>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30">4.14</text:p>
                </table:table-cell>
                <table:table-cell table:style-name="Table81.A1" office:value-type="string">
                  <text:p text:style-name="P30">Menalar prinsip kerja subscriber internet telepo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6">3.15</text:p>
                </table:table-cell>
                <table:table-cell table:style-name="Table86.A1" office:value-type="string">
                  <text:p text:style-name="P30">Menerapkan konfigurasi pada <text:span text:style-name="T10">subscriber </text:span>internet telepo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30">4.15 </text:p>
                </table:table-cell>
                <table:table-cell table:style-name="Table87.A1" office:value-type="string">
                  <text:p text:style-name="P30">Membuat konfiguras <text:span text:style-name="T10">subscriber </text:span>internet telepon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6">3.16</text:p>
                </table:table-cell>
                <table:table-cell table:style-name="Table92.A1" office:value-type="string">
                  <text:p text:style-name="P31">Mengevaluasi kerja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31">4.16</text:p>
                </table:table-cell>
                <table:table-cell table:style-name="Table93.A1" office:value-type="string">
                  <text:p text:style-name="P31">Mengelola kerja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6">3.17</text:p>
                </table:table-cell>
                <table:table-cell table:style-name="Table98.A1" office:value-type="string">
                  <text:p text:style-name="P31">Mengevaluasi perawatan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31">4.17</text:p>
                </table:table-cell>
                <table:table-cell table:style-name="Table99.A1" office:value-type="string">
                  <text:p text:style-name="P31">Melakukan perawatan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104" table:style-name="Table104">
              <table:table-column table:style-name="Table104.A"/>
              <table:table-column table:style-name="Table104.B"/>
              <table:table-row>
                <table:table-cell table:style-name="Table104.A1" office:value-type="string">
                  <text:p text:style-name="P26">3.18</text:p>
                </table:table-cell>
                <table:table-cell table:style-name="Table104.A1" office:value-type="string">
                  <text:p text:style-name="P31">Mengevaluasi permasalahan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05" table:style-name="Table105">
              <table:table-column table:style-name="Table105.A"/>
              <table:table-column table:style-name="Table105.B"/>
              <table:table-row>
                <table:table-cell table:style-name="Table105.A1" office:value-type="string">
                  <text:p text:style-name="P31">4.18</text:p>
                </table:table-cell>
                <table:table-cell table:style-name="Table105.A1" office:value-type="string">
                  <text:p text:style-name="P31">Melakukan Perbaikan sistem komunikasi VoIP</text:p>
                </table:table-cell>
              </table:table-row>
            </table:table>
            <text:p text:style-name="P10"/>
          </table:table-cell>
          <table:table-cell table:style-name="Table2.A4" office:value-type="string">
            <table:table table:name="Table106" table:style-name="Table106">
              <table:table-column table:style-name="Table106.A"/>
              <table:table-row>
                <table:table-cell table:style-name="Table106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7" table:style-name="Table107">
              <table:table-column table:style-name="Table107.A"/>
              <table:table-row>
                <table:table-cell table:style-name="Table107.A1" office:value-type="string">
                  <text:p text:style-name="P14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8" table:style-name="Table108">
              <table:table-column table:style-name="Table108.A"/>
              <table:table-row>
                <table:table-cell table:style-name="Table108.A1" office:value-type="string">
                  <text:p text:style-name="P15"/>
                </table:table-cell>
              </table:table-row>
            </table:table>
            <text:p text:style-name="P11"/>
          </table:table-cell>
          <table:table-cell table:style-name="Table2.A4" office:value-type="string">
            <table:table table:name="Table109" table:style-name="Table109">
              <table:table-column table:style-name="Table109.A"/>
              <table:table-row>
                <table:table-cell table:style-name="Table109.A1" office:value-type="string">
                  <text:p text:style-name="P9"/>
                </table:table-cell>
              </table:table-row>
            </table:table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2.G21" office:value-type="string">
            <text:p text:style-name="Standard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0T22:58:11.451853719</dc:date>
    <meta:editing-duration>PT2H23M48S</meta:editing-duration>
    <meta:editing-cycles>22</meta:editing-cycles>
    <meta:generator>LibreOffice/6.0.6.2$Linux_X86_64 LibreOffice_project/00m0$Build-2</meta:generator>
    <meta:document-statistic meta:table-count="109" meta:image-count="0" meta:object-count="0" meta:page-count="4" meta:paragraph-count="105" meta:word-count="410" meta:character-count="3072" meta:non-whitespace-character-count="2757"/>
  </office:meta>
</office:document-meta>
</file>